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.74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Volt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table:formula="of:=[.B4]/([.B3]+[.B4])*[.B2]" office:value-type="float" office:value="1.13818181818182" calcext:value-type="float">
            <text:p>1,1381818181818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U2 =R2/(R1+R2)*U</text:p>
          </table:table-cell>
          <table:table-cell office:value-type="string" calcext:value-type="string">
            <text:p>Gemessen: 3,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inbelegung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BCM </text:p>
          </table:table-cell>
          <table:table-cell office:value-type="string" calcext:value-type="string">
            <text:p>BCM bei Hartman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LK</text:p>
          </table:table-cell>
          <table:table-cell office:value-type="string" calcext:value-type="string">
            <text:p>weiß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SI Din</text:p>
          </table:table-cell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SO Dout</text:p>
          </table:table-cell>
          <table:table-cell office:value-type="string" calcext:value-type="string">
            <text:p>hellbraun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gelb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4:48:15.771322776</meta:creation-date>
    <dc:date>2019-01-02T16:00:25.862459745</dc:date>
    <meta:editing-duration>PT47S</meta:editing-duration>
    <meta:editing-cycles>1</meta:editing-cycles>
    <meta:document-statistic meta:table-count="1" meta:cell-count="33" meta:object-count="0"/>
    <meta:generator>LibreOffice/5.2.7.2$Linux_ARM_EABI LibreOffice_project/20m0$Build-2</meta:generator>
  </office:meta>
</office:document-meta>
</file>